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sub>
                    <mi>l</mi>
                    <mi mathvariant="italic">AB</mi>
                  </msub>
                  <mi>tan</mi>
                  <msub>
                    <mi>φ</mi>
                    <mn>1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  <mtd>
                <mrow>
                  <mo stretchy="false">−</mo>
                  <msub>
                    <mi>l</mi>
                    <mi mathvariant="italic">AB</mi>
                  </msub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row>
                  <mrow>
                    <mo stretchy="false">−</mo>
                    <msub>
                      <mi>l</mi>
                      <mi mathvariant="italic">BC</mi>
                    </msub>
                  </mrow>
                  <mi>cos</mi>
                  <msub>
                    <mi>φ</mi>
                    <mn>2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  <mtd>
                <mrow>
                  <msub>
                    <mi>l</mi>
                    <mi mathvariant="italic">BC</mi>
                  </msub>
                  <mi>sin</mi>
                  <msub>
                    <mi>φ</mi>
                    <mn>2</mn>
                  </msub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R</mi>
                    <mi>A</mi>
                  </msub>
                </mtd>
              </mtr>
              <mtr>
                <mtd>
                  <msub>
                    <mi>R</mi>
                    <mi mathvariant="italic">Bx</mi>
                  </msub>
                </mtd>
              </mtr>
              <mtr>
                <mtd>
                  <msub>
                    <mi>R</mi>
                    <mi mathvariant="italic">By</mi>
                  </msub>
                </mtd>
              </mtr>
              <mtr>
                <mtd>
                  <msub>
                    <mi>R</mi>
                    <mi mathvariant="italic">Cx</mi>
                  </msub>
                </mtd>
              </mtr>
              <mtr>
                <mtd>
                  <msub>
                    <mi>R</mi>
                    <mi mathvariant="italic">Cy</mi>
                  </msub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i>P</mi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row>
                      <mo stretchy="false">−</mo>
                      <mi>F</mi>
                    </mrow>
                  </mtd>
                </mtr>
                <mtr>
                  <mtd>
                    <mrow>
                      <mrow>
                        <mo stretchy="false">−</mo>
                        <msub>
                          <mi>l</mi>
                          <mi mathvariant="italic">CD</mi>
                        </msub>
                      </mrow>
                      <mi>sin</mi>
                      <msub>
                        <mi>φ</mi>
                        <mn>2</mn>
                      </msub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i>F</mi>
                    </mrow>
                  </mtd>
                </mtr>
              </mtable>
            </mrow>
            <mo fence="true" stretchy="true">]</mo>
          </mrow>
          <mo stretchy="false">+</mo>
          <mrow>
            <mo fence="true" stretchy="true">[</mo>
            <mrow>
              <mtable>
                <mtr>
                  <mtd>
                    <mrow>
                      <mo stretchy="false">−</mo>
                      <msub>
                        <mi>B</mi>
                        <mi>x</mi>
                      </msub>
                    </mrow>
                  </mtd>
                </mtr>
                <mtr>
                  <mtd>
                    <msub>
                      <mi>B</mi>
                      <mi>y</mi>
                    </msub>
                  </mtd>
                </mtr>
                <mtr>
                  <mtd>
                    <mrow>
                      <msub>
                        <mi>l</mi>
                        <mi mathvariant="italic">Acm</mi>
                      </msub>
                      <mrow>
                        <msub>
                          <mi>B</mi>
                          <mi>y</mi>
                        </msub>
                        <mo stretchy="false">−</mo>
                        <msub>
                          <mi>l</mi>
                          <mi mathvariant="italic">Acm</mi>
                        </msub>
                      </mrow>
                      <mi>tan</mi>
                      <msub>
                        <mi>φ</mi>
                        <mn>1</mn>
                      </msub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sub>
                        <mi>B</mi>
                        <mi>x</mi>
                      </msub>
                    </mrow>
                  </mtd>
                </mtr>
                <mtr>
                  <mtd>
                    <mrow>
                      <mi>sin</mi>
                      <msub>
                        <mi>φ</mi>
                        <mn>2</mn>
                      </msub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row>
                        <msubsup>
                          <mi>B</mi>
                          <mi>t</mi>
                          <mi>x</mi>
                        </msubsup>
                        <mo stretchy="false">−</mo>
                        <mi>cos</mi>
                      </mrow>
                      <msub>
                        <mi>φ</mi>
                        <mn>2</mn>
                      </msub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subsup>
                        <mi>B</mi>
                        <mi>n</mi>
                        <mi>x</mi>
                      </msubsup>
                    </mrow>
                  </mtd>
                </mtr>
                <mtr>
                  <mtd>
                    <mrow>
                      <mi>cos</mi>
                      <msub>
                        <mi>φ</mi>
                        <mn>2</mn>
                      </msub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row>
                        <msubsup>
                          <mi>B</mi>
                          <mi>t</mi>
                          <mi>x</mi>
                        </msubsup>
                        <mo stretchy="false">+</mo>
                        <mi>sin</mi>
                      </mrow>
                      <msub>
                        <mi>φ</mi>
                        <mn>2</mn>
                      </msub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subsup>
                        <mi>B</mi>
                        <mi>n</mi>
                        <mi>y</mi>
                      </msubsup>
                    </mrow>
                  </mtd>
                </mtr>
                <mtr>
                  <mtd>
                    <mrow>
                      <msub>
                        <mi>l</mi>
                        <mi mathvariant="italic">Bcm</mi>
                      </msub>
                      <msub>
                        <mi>B</mi>
                        <mi>n</mi>
                      </msub>
                    </mrow>
                  </mtd>
                </mtr>
              </mtable>
            </mrow>
            <mo fence="true" stretchy="true">]</mo>
          </mrow>
        </mrow>
      </mrow>
    </mrow>
    <annotation encoding="StarMath 5.0">left[matrix{
0#1#0#0#0##
1#0#-1#0#0##
0#l_AB tan %varphi_1( t )#-l_AB#0#0##
0#1#0#-1#0##
0#0#1#0#-1##
0#-l_BC cos%varphi_2( t )#l_BC sin%varphi_2( t )#0#0
}right]
left[matrix{
R_A##R_Bx##R_By##R_Cx##R_Cy
}right]
=left[matrix{
P##0##0##0##-F##-l_CD sin %varphi_2( t ) F
}right]+
left[matrix{
-B_x##B_y##l_Acm B_y - l_Acm tan %varphi_1( t ) B_x##sin %varphi_2 ( t ) B_t^x - cos %varphi_2 ( t ) B_n^x##cos %varphi_2 ( t ) B_t^x + sin %varphi_2 ( t ) B_n^y##l_Bcm B_n
}right]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1:28:35.766000000</meta:creation-date>
    <dc:date>2017-11-29T21:44:20.378000000</dc:date>
    <meta:editing-duration>PT15M44S</meta:editing-duration>
    <meta:editing-cycles>2</meta:editing-cycles>
    <meta:generator>LibreOffice/5.4.3.2$Windows_X86_64 LibreOffice_project/92a7159f7e4af62137622921e809f8546db437e5</meta:generator>
  </office:meta>
</office:document-meta>
</file>